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6877" officeooo:paragraph-rsid="000e6877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акатон</text:p>
      <text:p text:style-name="P1">Команда: <text:span text:style-name="T1">SmartPig</text:span></text:p>
      <text:p text:style-name="P1">Проект: <text:span text:style-name="T1">Онлайн-сервис юридических консультаций</text:span></text:p>
      <text:p text:style-name="P1">Участники:<text:span text:style-name="T1"> Данила Мантуров (Капитан), Игорь Крекнин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9T20:07:00.637336538</meta:creation-date>
    <dc:date>2020-05-29T20:12:18.721334759</dc:date>
    <meta:editing-duration>PT5M18S</meta:editing-duration>
    <meta:editing-cycles>1</meta:editing-cycles>
    <meta:document-statistic meta:table-count="0" meta:image-count="0" meta:object-count="0" meta:page-count="1" meta:paragraph-count="4" meta:word-count="13" meta:character-count="121" meta:non-whitespace-character-count="112"/>
    <meta:generator>LibreOffice/6.3.5.2$Linux_X86_64 LibreOffice_project/30$Build-2</meta:generator>
  </office:meta>
</office:document-meta>
</file>